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line-through-style="solid" style:text-line-through-type="single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/>
          <table:table-cell table:style-name="Default"/>
          <table:table-cell/>
          <table:table-cell office:value-type="string" calcext:value-type="string">
            <text:p>Titr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6" calcext:value-type="date">
            <text:p>16/09/16</text:p>
          </table:table-cell>
          <table:table-cell table:style-name="ce2" office:value-type="string" calcext:value-type="string">
            <text:p>Cours</text:p>
          </table:table-cell>
          <table:table-cell office:value-type="string" calcext:value-type="string">
            <text:p>Performance des système multiproc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30" calcext:value-type="date">
            <text:p>30/09/16</text:p>
          </table:table-cell>
          <table:table-cell table:style-name="ce2" office:value-type="string" calcext:value-type="string">
            <text:p>Cours</text:p>
          </table:table-cell>
          <table:table-cell office:value-type="string" calcext:value-type="string">
            <text:p>Pipeline d'exécution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3" office:value-type="date" office:date-value="2016-10-07" calcext:value-type="date">
            <text:p>07/10/16</text:p>
          </table:table-cell>
          <table:table-cell table:style-name="ce3"/>
          <table:table-cell/>
          <table:table-cell table:style-name="ce1"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14" calcext:value-type="date">
            <text:p>14/10/16</text:p>
          </table:table-cell>
          <table:table-cell table:style-name="ce2" office:value-type="string" calcext:value-type="string">
            <text:p>Cours</text:p>
          </table:table-cell>
          <table:table-cell office:value-type="string" calcext:value-type="string">
            <text:p>Architecture des mémoires cach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0-21" calcext:value-type="date">
            <text:p>21/10/16</text:p>
          </table:table-cell>
          <table:table-cell table:style-name="ce2" office:value-type="string" calcext:value-type="string">
            <text:p>Cours</text:p>
          </table:table-cell>
          <table:table-cell office:value-type="string" calcext:value-type="string">
            <text:p>Introduction aux systèmes multiprocesseurs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6-11-04" calcext:value-type="date">
            <text:p>04/11/16</text:p>
          </table:table-cell>
          <table:table-cell/>
          <table:table-cell office:value-type="string" calcext:value-type="string">
            <text:p>MPPA Kalray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6-11-18" calcext:value-type="date">
            <text:p>18/11/16</text:p>
          </table:table-cell>
          <table:table-cell/>
          <table:table-cell office:value-type="string" calcext:value-type="string">
            <text:p>Génération Dynamique de code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6-11-25" calcext:value-type="date">
            <text:p>25/11/16</text:p>
          </table:table-cell>
          <table:table-cell/>
          <table:table-cell office:value-type="string" calcext:value-type="string">
            <text:p>Les réseaux sur puce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esure de performances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Génération Dynamique de cod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-Pierre Charles</meta:initial-creator>
    <meta:creation-date>2016-09-28T16:21:18.090835723</meta:creation-date>
    <dc:date>2016-09-28T17:35:00.932277608</dc:date>
    <dc:creator>Henri-Pierre Charles</dc:creator>
    <meta:editing-duration>PT1H13M42S</meta:editing-duration>
    <meta:editing-cycles>3</meta:editing-cycles>
    <meta:generator>LibreOffice/5.2.0.4$Linux_X86_64 LibreOffice_project/066b007f5ebcc236395c7d282ba488bca6720265</meta:generator>
    <meta:document-statistic meta:table-count="1" meta:cell-count="35" meta:object-count="0"/>
  </office:meta>
</office:document-meta>
</file>